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359a72" officeooo:paragraph-rsid="004267de"/>
    </style:style>
    <style:style style:name="P8" style:family="paragraph" style:parent-style-name="Standard">
      <style:text-properties style:text-underline-style="none" officeooo:rsid="001a8113" officeooo:paragraph-rsid="001a8113"/>
    </style:style>
    <style:style style:name="P9" style:family="paragraph" style:parent-style-name="Standard">
      <style:text-properties style:text-underline-style="none" officeooo:rsid="001e9f13" officeooo:paragraph-rsid="001e9f13"/>
    </style:style>
    <style:style style:name="P10" style:family="paragraph" style:parent-style-name="Standard">
      <style:text-properties style:text-underline-style="none" officeooo:rsid="001e9f13" officeooo:paragraph-rsid="003ca7bb"/>
    </style:style>
    <style:style style:name="P11" style:family="paragraph" style:parent-style-name="Standard">
      <style:text-properties style:text-underline-style="none" officeooo:rsid="001fc081" officeooo:paragraph-rsid="001fc081"/>
    </style:style>
    <style:style style:name="P12" style:family="paragraph" style:parent-style-name="Standard">
      <style:text-properties style:text-underline-style="none" officeooo:rsid="001fc081" officeooo:paragraph-rsid="00219c73"/>
    </style:style>
    <style:style style:name="P13" style:family="paragraph" style:parent-style-name="Standard">
      <style:text-properties style:text-underline-style="none" officeooo:rsid="001fc081" officeooo:paragraph-rsid="003ca7bb"/>
    </style:style>
    <style:style style:name="P14" style:family="paragraph" style:parent-style-name="Standard">
      <style:text-properties style:text-underline-style="none" officeooo:rsid="0025f54f" officeooo:paragraph-rsid="0025f54f"/>
    </style:style>
    <style:style style:name="P15" style:family="paragraph" style:parent-style-name="Standard">
      <style:text-properties style:text-underline-style="none" officeooo:rsid="0028f01b" officeooo:paragraph-rsid="0028f01b"/>
    </style:style>
    <style:style style:name="P16" style:family="paragraph" style:parent-style-name="Standard">
      <style:text-properties style:text-underline-style="none" officeooo:rsid="002acf1d" officeooo:paragraph-rsid="002acf1d"/>
    </style:style>
    <style:style style:name="P17" style:family="paragraph" style:parent-style-name="Standard">
      <style:text-properties style:text-underline-style="none" officeooo:rsid="002b58e2" officeooo:paragraph-rsid="002b58e2"/>
    </style:style>
    <style:style style:name="P18" style:family="paragraph" style:parent-style-name="Standard">
      <style:text-properties style:text-underline-style="none" officeooo:rsid="002b58e2" officeooo:paragraph-rsid="003ca7bb"/>
    </style:style>
    <style:style style:name="P19" style:family="paragraph" style:parent-style-name="Standard">
      <style:text-properties style:text-underline-style="none" officeooo:rsid="00213b33" officeooo:paragraph-rsid="00213b33"/>
    </style:style>
    <style:style style:name="P20" style:family="paragraph" style:parent-style-name="Standard">
      <style:text-properties style:text-underline-style="none" officeooo:rsid="00213b33" officeooo:paragraph-rsid="00219c73"/>
    </style:style>
    <style:style style:name="P21" style:family="paragraph" style:parent-style-name="Standard">
      <style:text-properties style:text-underline-style="none" officeooo:rsid="003ef7a9" officeooo:paragraph-rsid="003ef7a9"/>
    </style:style>
    <style:style style:name="P22" style:family="paragraph" style:parent-style-name="Standard">
      <style:text-properties style:text-underline-style="none" officeooo:rsid="003ab619" officeooo:paragraph-rsid="00409205"/>
    </style:style>
    <style:style style:name="P23" style:family="paragraph" style:parent-style-name="Standard">
      <style:text-properties style:text-underline-style="none" officeooo:rsid="00409205" officeooo:paragraph-rsid="00409205"/>
    </style:style>
    <style:style style:name="P24" style:family="paragraph" style:parent-style-name="Standard">
      <style:text-properties style:text-underline-style="none" officeooo:rsid="004132d1" officeooo:paragraph-rsid="004132d1"/>
    </style:style>
    <style:style style:name="P25" style:family="paragraph" style:parent-style-name="Standard">
      <style:text-properties style:text-underline-style="none" officeooo:rsid="002fd7ec" officeooo:paragraph-rsid="002fd7ec"/>
    </style:style>
    <style:style style:name="P26" style:family="paragraph" style:parent-style-name="Standard">
      <style:text-properties style:text-underline-style="none" officeooo:rsid="004d44ad" officeooo:paragraph-rsid="004d44ad"/>
    </style:style>
    <style:style style:name="P27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28" style:family="paragraph" style:parent-style-name="Standard">
      <style:text-properties officeooo:paragraph-rsid="001fc081"/>
    </style:style>
    <style:style style:name="P29" style:family="paragraph" style:parent-style-name="Standard">
      <style:text-properties officeooo:paragraph-rsid="0025f54f"/>
    </style:style>
    <style:style style:name="P30" style:family="paragraph" style:parent-style-name="Standard">
      <style:text-properties officeooo:paragraph-rsid="00213b33"/>
    </style:style>
    <style:style style:name="P31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2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3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4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5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39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0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1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42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43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44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45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46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47" style:family="paragraph" style:parent-style-name="Text_20_body">
      <style:text-properties officeooo:rsid="0014a441" officeooo:paragraph-rsid="0014a441"/>
    </style:style>
    <style:style style:name="P48" style:family="paragraph" style:parent-style-name="Text_20_body">
      <style:text-properties officeooo:rsid="000a43b3" officeooo:paragraph-rsid="003d8190"/>
    </style:style>
    <style:style style:name="P49" style:family="paragraph" style:parent-style-name="Standard">
      <style:text-properties style:text-underline-style="none" officeooo:rsid="003ab619" officeooo:paragraph-rsid="001fc081"/>
    </style:style>
    <style:style style:name="P50" style:family="paragraph" style:parent-style-name="Standard">
      <style:text-properties style:text-line-through-style="solid" style:text-line-through-type="single" style:text-underline-style="none" fo:font-weight="normal" officeooo:rsid="0055f846" officeooo:paragraph-rsid="0055f846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5a2842" officeooo:paragraph-rsid="005a2842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fo:font-weight="normal" officeooo:rsid="005bb760" officeooo:paragraph-rsid="005bb760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style:text-underline-style="none" fo:font-weight="normal" officeooo:rsid="005cefd1" officeooo:paragraph-rsid="005bb760" style:font-weight-asian="normal" style:font-weight-complex="normal"/>
    </style:style>
    <style:style style:name="P54" style:family="paragraph" style:parent-style-name="Standard">
      <style:text-properties style:text-line-through-style="none" style:text-line-through-type="none" style:text-underline-style="none" fo:font-weight="normal" officeooo:rsid="005df529" officeooo:paragraph-rsid="005df529" style:font-weight-asian="normal" style:font-weight-complex="normal"/>
    </style:style>
    <style:style style:name="P55" style:family="paragraph" style:parent-style-name="Standard">
      <style:text-properties style:text-line-through-style="none" style:text-line-through-type="none" style:text-underline-style="none" fo:font-weight="normal" officeooo:rsid="005e4f3c" officeooo:paragraph-rsid="005e4f3c" style:font-weight-asian="normal" style:font-weight-complex="normal"/>
    </style:style>
    <style:style style:name="P56" style:family="paragraph" style:parent-style-name="Standard">
      <style:text-properties style:text-line-through-style="none" style:text-line-through-type="none" style:text-underline-style="none" fo:font-weight="normal" officeooo:rsid="005e79b9" officeooo:paragraph-rsid="005e79b9" style:font-weight-asian="normal" style:font-weight-complex="normal"/>
    </style:style>
    <style:style style:name="P57" style:family="paragraph" style:parent-style-name="Standard">
      <style:text-properties style:text-line-through-style="none" style:text-line-through-type="none" style:text-underline-style="none" fo:font-weight="normal" officeooo:rsid="005f59d8" officeooo:paragraph-rsid="005f59d8" style:font-weight-asian="normal" style:font-weight-complex="normal"/>
    </style:style>
    <style:style style:name="P58" style:family="paragraph" style:parent-style-name="Standard">
      <style:text-properties style:text-line-through-style="none" style:text-line-through-type="none" style:text-underline-style="none" fo:font-weight="normal" officeooo:rsid="005f84de" officeooo:paragraph-rsid="006b3dfb" style:font-weight-asian="normal" style:font-weight-complex="normal"/>
    </style:style>
    <style:style style:name="P59" style:family="paragraph" style:parent-style-name="Standard" style:list-style-name="L2">
      <style:text-properties style:text-line-through-style="none" style:text-line-through-type="none" style:text-underline-style="none" fo:font-weight="normal" officeooo:rsid="005f84de" officeooo:paragraph-rsid="005f84de" style:font-weight-asian="normal" style:font-weight-complex="normal"/>
    </style:style>
    <style:style style:name="P60" style:family="paragraph" style:parent-style-name="Standard" style:list-style-name="L1">
      <style:text-properties style:text-line-through-style="none" style:text-line-through-type="none" style:text-underline-style="none" fo:font-weight="normal" officeooo:rsid="006495a2" officeooo:paragraph-rsid="006495a2" style:font-weight-asian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5fdaff" officeooo:paragraph-rsid="005f84de" style:font-weight-asian="normal" style:font-weight-complex="normal"/>
    </style:style>
    <style:style style:name="P62" style:family="paragraph" style:parent-style-name="Standard" style:list-style-name="L2">
      <style:text-properties style:text-line-through-style="none" style:text-line-through-type="none" style:text-underline-style="none" fo:font-weight="normal" officeooo:rsid="005fdaff" officeooo:paragraph-rsid="005fdaff" style:font-weight-asian="normal" style:font-weight-complex="normal"/>
    </style:style>
    <style:style style:name="P63" style:family="paragraph" style:parent-style-name="Standard" style:list-style-name="L2">
      <style:text-properties style:text-line-through-style="none" style:text-line-through-type="none" style:text-underline-style="none" fo:font-weight="normal" officeooo:rsid="00659685" officeooo:paragraph-rsid="00659685" style:font-weight-asian="normal" style:font-weight-complex="normal"/>
    </style:style>
    <style:style style:name="P64" style:family="paragraph" style:parent-style-name="Standard" style:list-style-name="L2">
      <style:text-properties style:text-line-through-style="none" style:text-line-through-type="none" style:text-underline-style="none" fo:font-weight="normal" officeooo:rsid="0062830a" officeooo:paragraph-rsid="0062830a" style:font-weight-asian="normal" style:font-weight-complex="normal"/>
    </style:style>
    <style:style style:name="P65" style:family="paragraph" style:parent-style-name="Standard" style:list-style-name="L2">
      <style:text-properties style:text-line-through-style="none" style:text-line-through-type="none" style:text-underline-style="none" fo:font-weight="normal" officeooo:rsid="00640473" officeooo:paragraph-rsid="00640473" style:font-weight-asian="normal" style:font-weight-complex="normal"/>
    </style:style>
    <style:style style:name="P66" style:family="paragraph" style:parent-style-name="Standard" style:list-style-name="L2">
      <style:text-properties style:text-line-through-style="none" style:text-line-through-type="none" style:text-underline-style="none" officeooo:rsid="006495a2" officeooo:paragraph-rsid="006495a2"/>
    </style:style>
    <style:style style:name="P67" style:family="paragraph" style:parent-style-name="Standard" style:list-style-name="L2">
      <style:text-properties style:text-line-through-style="none" style:text-line-through-type="none" style:text-underline-style="none" officeooo:rsid="00678910" officeooo:paragraph-rsid="00678910"/>
    </style:style>
    <style:style style:name="P68" style:family="paragraph" style:parent-style-name="Standard">
      <style:text-properties style:text-line-through-style="none" style:text-line-through-type="none" style:text-underline-style="none" officeooo:rsid="00678910" officeooo:paragraph-rsid="00678910"/>
    </style:style>
    <style:style style:name="P69" style:family="paragraph" style:parent-style-name="Standard">
      <style:text-properties style:text-line-through-style="none" style:text-line-through-type="none" style:text-underline-style="none" officeooo:rsid="00727f7d" officeooo:paragraph-rsid="00727f7d"/>
    </style:style>
    <style:style style:name="P70" style:family="paragraph" style:parent-style-name="Standard">
      <style:text-properties style:text-line-through-style="none" style:text-line-through-type="none" style:text-underline-style="none" officeooo:rsid="0074524b" officeooo:paragraph-rsid="0074524b"/>
    </style:style>
    <style:style style:name="P71" style:family="paragraph" style:parent-style-name="Standard">
      <style:text-properties style:text-line-through-style="none" style:text-line-through-type="none" style:text-underline-style="none" officeooo:rsid="007719bf" officeooo:paragraph-rsid="007719bf"/>
    </style:style>
    <style:style style:name="P72" style:family="paragraph" style:parent-style-name="Standard">
      <style:text-properties style:text-line-through-style="none" style:text-line-through-type="none" style:text-underline-style="none" officeooo:rsid="007854d8" officeooo:paragraph-rsid="007854d8"/>
    </style:style>
    <style:style style:name="P73" style:family="paragraph" style:parent-style-name="Standard">
      <style:text-properties style:text-line-through-style="none" style:text-line-through-type="none" style:text-underline-style="none" officeooo:rsid="007c0854" officeooo:paragraph-rsid="007c0854"/>
    </style:style>
    <style:style style:name="P74" style:family="paragraph" style:parent-style-name="Standard">
      <style:text-properties style:text-line-through-style="none" style:text-line-through-type="none" style:text-underline-style="none" officeooo:rsid="007e0e63" officeooo:paragraph-rsid="007e0e63"/>
    </style:style>
    <style:style style:name="P75" style:family="paragraph" style:parent-style-name="Standard">
      <style:text-properties style:text-line-through-style="none" style:text-line-through-type="none" style:text-underline-style="none" officeooo:rsid="007e0e63" officeooo:paragraph-rsid="007e7cb1"/>
    </style:style>
    <style:style style:name="P76" style:family="paragraph" style:parent-style-name="Standard" style:list-style-name="L3">
      <style:text-properties style:text-line-through-style="none" style:text-line-through-type="none" style:text-underline-style="none" officeooo:rsid="007e0e63" officeooo:paragraph-rsid="007e7cb1"/>
    </style:style>
    <style:style style:name="P77" style:family="paragraph" style:parent-style-name="Standard">
      <style:text-properties style:text-line-through-style="none" style:text-line-through-type="none" style:text-underline-style="none" officeooo:rsid="00806d4c" officeooo:paragraph-rsid="00806d4c"/>
    </style:style>
    <style:style style:name="P78" style:family="paragraph" style:parent-style-name="Standard">
      <style:text-properties style:text-line-through-style="none" style:text-line-through-type="none" style:text-underline-style="none" officeooo:rsid="00820c39" officeooo:paragraph-rsid="00820c39"/>
    </style:style>
    <style:style style:name="P79" style:family="paragraph" style:parent-style-name="Standard">
      <style:text-properties style:text-line-through-style="none" style:text-line-through-type="none" style:text-underline-style="none" officeooo:rsid="008374a3" officeooo:paragraph-rsid="008374a3"/>
    </style:style>
    <style:style style:name="P80" style:family="paragraph" style:parent-style-name="Standard">
      <style:text-properties style:text-line-through-style="none" style:text-line-through-type="none" style:text-underline-style="none" officeooo:rsid="008464f3" officeooo:paragraph-rsid="008464f3"/>
    </style:style>
    <style:style style:name="P81" style:family="paragraph" style:parent-style-name="Standard">
      <style:text-properties style:text-line-through-style="none" style:text-line-through-type="none" style:text-underline-style="none" officeooo:rsid="0087c098" officeooo:paragraph-rsid="0087c098"/>
    </style:style>
    <style:style style:name="P82" style:family="paragraph" style:parent-style-name="Standard" style:list-style-name="L4">
      <style:text-properties style:text-line-through-style="none" style:text-line-through-type="none" style:text-underline-style="none" officeooo:rsid="0087c098" officeooo:paragraph-rsid="00894366"/>
    </style:style>
    <style:style style:name="P83" style:family="paragraph" style:parent-style-name="Standard">
      <style:text-properties style:text-line-through-style="none" style:text-line-through-type="none" style:text-underline-style="none" officeooo:rsid="0094a571" officeooo:paragraph-rsid="0094a571"/>
    </style:style>
    <style:style style:name="P84" style:family="paragraph" style:parent-style-name="Standard">
      <style:text-properties style:text-line-through-style="none" style:text-line-through-type="none" style:text-underline-style="none" officeooo:rsid="00984990" officeooo:paragraph-rsid="00984990"/>
    </style:style>
    <style:style style:name="P85" style:family="paragraph" style:parent-style-name="Standard">
      <style:text-properties style:text-line-through-style="none" style:text-line-through-type="none" style:text-underline-style="none" officeooo:rsid="0099098c" officeooo:paragraph-rsid="0099098c"/>
    </style:style>
    <style:style style:name="P86" style:family="paragraph" style:parent-style-name="Standard">
      <style:text-properties style:text-line-through-style="none" style:text-line-through-type="none" style:text-underline-style="none" officeooo:rsid="009c04f6" officeooo:paragraph-rsid="009c04f6"/>
    </style:style>
    <style:style style:name="P87" style:family="paragraph" style:parent-style-name="Standard">
      <style:text-properties style:text-line-through-style="none" style:text-line-through-type="none" style:text-underline-style="none" officeooo:rsid="009cd789" officeooo:paragraph-rsid="009cd789"/>
    </style:style>
    <style:style style:name="P88" style:family="paragraph" style:parent-style-name="Standard">
      <style:text-properties style:text-line-through-style="none" style:text-line-through-type="none" style:text-underline-style="none" officeooo:rsid="009ebe05" officeooo:paragraph-rsid="009ebe05"/>
    </style:style>
    <style:style style:name="P89" style:family="paragraph" style:parent-style-name="Standard">
      <style:text-properties style:text-line-through-style="none" style:text-line-through-type="none" style:text-underline-style="none" officeooo:rsid="00a07a4f" officeooo:paragraph-rsid="00a07a4f"/>
    </style:style>
    <style:style style:name="P90" style:family="paragraph" style:parent-style-name="Standard">
      <style:text-properties style:text-line-through-style="none" style:text-line-through-type="none" style:text-underline-style="none" officeooo:rsid="00a1eefb" officeooo:paragraph-rsid="00a1eefb"/>
    </style:style>
    <style:style style:name="P91" style:family="paragraph" style:parent-style-name="Standard">
      <style:text-properties style:text-line-through-style="none" style:text-line-through-type="none" style:text-underline-style="none" officeooo:rsid="00a3dc9b" officeooo:paragraph-rsid="00a3dc9b"/>
    </style:style>
    <style:style style:name="P92" style:family="paragraph" style:parent-style-name="Standard">
      <style:text-properties style:text-line-through-style="none" style:text-line-through-type="none" style:text-underline-style="none" officeooo:rsid="00a5271b" officeooo:paragraph-rsid="00a5271b"/>
    </style:style>
    <style:style style:name="P93" style:family="paragraph" style:parent-style-name="Standard" style:list-style-name="L1">
      <style:text-properties officeooo:paragraph-rsid="006b3dfb"/>
    </style:style>
    <style:style style:name="P94" style:family="paragraph" style:parent-style-name="Standard" style:list-style-name="L1">
      <style:text-properties officeooo:rsid="007079fb" officeooo:paragraph-rsid="007079fb"/>
    </style:style>
    <style:style style:name="P95" style:family="paragraph" style:parent-style-name="Standard" style:list-style-name="L4">
      <style:text-properties officeooo:paragraph-rsid="00894366"/>
    </style:style>
    <style:style style:name="P96" style:family="paragraph" style:parent-style-name="Standard" style:list-style-name="L4">
      <style:text-properties officeooo:paragraph-rsid="008be3ea"/>
    </style:style>
    <style:style style:name="P97" style:family="paragraph" style:parent-style-name="Standard" style:list-style-name="L4">
      <style:text-properties officeooo:rsid="008d8811" officeooo:paragraph-rsid="008d8811"/>
    </style:style>
    <style:style style:name="P98" style:family="paragraph" style:parent-style-name="Standard" style:list-style-name="L4">
      <style:text-properties officeooo:rsid="0092583f" officeooo:paragraph-rsid="0092583f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 officeooo:rsid="001fc081"/>
    </style:style>
    <style:style style:name="T12" style:family="text">
      <style:text-properties style:text-underline-style="none" officeooo:rsid="002128d0"/>
    </style:style>
    <style:style style:name="T13" style:family="text">
      <style:text-properties style:text-underline-style="none" officeooo:rsid="00213b33"/>
    </style:style>
    <style:style style:name="T14" style:family="text">
      <style:text-properties style:text-underline-style="none" officeooo:rsid="002c62c3"/>
    </style:style>
    <style:style style:name="T15" style:family="text">
      <style:text-properties style:text-underline-style="none" officeooo:rsid="003abf7d"/>
    </style:style>
    <style:style style:name="T16" style:family="text">
      <style:text-properties style:text-underline-style="none" officeooo:rsid="0025f54f"/>
    </style:style>
    <style:style style:name="T17" style:family="text">
      <style:text-properties style:text-underline-style="none" officeooo:rsid="003ef7a9"/>
    </style:style>
    <style:style style:name="T18" style:family="text">
      <style:text-properties style:text-underline-style="none" officeooo:rsid="004d1ff9"/>
    </style:style>
    <style:style style:name="T19" style:family="text">
      <style:text-properties officeooo:rsid="002c62c3"/>
    </style:style>
    <style:style style:name="T20" style:family="text">
      <style:text-properties officeooo:rsid="002d880d"/>
    </style:style>
    <style:style style:name="T21" style:family="text">
      <style:text-properties officeooo:rsid="0032deb3"/>
    </style:style>
    <style:style style:name="T22" style:family="text">
      <style:text-properties officeooo:rsid="00358fbe"/>
    </style:style>
    <style:style style:name="T23" style:family="text">
      <style:text-properties officeooo:rsid="003755d8"/>
    </style:style>
    <style:style style:name="T24" style:family="text">
      <style:text-properties officeooo:rsid="003abf7d"/>
    </style:style>
    <style:style style:name="T25" style:family="text">
      <style:text-properties officeooo:rsid="002128d0"/>
    </style:style>
    <style:style style:name="T26" style:family="text">
      <style:text-properties officeooo:rsid="000c8773"/>
    </style:style>
    <style:style style:name="T27" style:family="text">
      <style:text-properties officeooo:rsid="000e1602"/>
    </style:style>
    <style:style style:name="T28" style:family="text">
      <style:text-properties officeooo:rsid="000ff9e2"/>
    </style:style>
    <style:style style:name="T29" style:family="text">
      <style:text-properties officeooo:rsid="00409205"/>
    </style:style>
    <style:style style:name="T30" style:family="text">
      <style:text-properties officeooo:rsid="004267de"/>
    </style:style>
    <style:style style:name="T31" style:family="text">
      <style:text-properties officeooo:rsid="0044396b"/>
    </style:style>
    <style:style style:name="T32" style:family="text">
      <style:text-properties officeooo:rsid="0045e182"/>
    </style:style>
    <style:style style:name="T33" style:family="text">
      <style:text-properties officeooo:rsid="00476260"/>
    </style:style>
    <style:style style:name="T34" style:family="text">
      <style:text-properties officeooo:rsid="004d1ff9"/>
    </style:style>
    <style:style style:name="T35" style:family="text">
      <style:text-properties officeooo:rsid="004d44ad"/>
    </style:style>
    <style:style style:name="T36" style:family="text">
      <style:text-properties officeooo:rsid="004f2e9d"/>
    </style:style>
    <style:style style:name="T3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894366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8be3ea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8e61a5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937545" style:font-weight-asian="normal" style:font-weight-complex="normal"/>
    </style:style>
    <style:style style:name="T45" style:family="text">
      <style:text-properties officeooo:rsid="0053a1c6"/>
    </style:style>
    <style:style style:name="T46" style:family="text">
      <style:text-properties officeooo:rsid="005494cc"/>
    </style:style>
    <style:style style:name="T47" style:family="text">
      <style:text-properties officeooo:rsid="00573d9a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a2842" style:font-weight-asian="normal" style:font-weight-complex="normal"/>
    </style:style>
    <style:style style:name="T50" style:family="text">
      <style:text-properties fo:font-weight="normal" officeooo:rsid="005cefd1" style:font-weight-asian="normal" style:font-weight-complex="normal"/>
    </style:style>
    <style:style style:name="T51" style:family="text">
      <style:text-properties fo:font-weight="normal" officeooo:rsid="00617a42" style:font-weight-asian="normal" style:font-weight-complex="normal"/>
    </style:style>
    <style:style style:name="T52" style:family="text">
      <style:text-properties fo:font-weight="normal" officeooo:rsid="00678910" style:font-weight-asian="normal" style:font-weight-complex="normal"/>
    </style:style>
    <style:style style:name="T53" style:family="text">
      <style:text-properties fo:font-weight="normal" officeooo:rsid="00694a5b" style:font-weight-asian="normal" style:font-weight-complex="normal"/>
    </style:style>
    <style:style style:name="T54" style:family="text">
      <style:text-properties fo:font-weight="normal" officeooo:rsid="0075b477" style:font-weight-asian="normal" style:font-weight-complex="normal"/>
    </style:style>
    <style:style style:name="T55" style:family="text">
      <style:text-properties fo:font-weight="normal" officeooo:rsid="007a50ac" style:font-weight-asian="normal" style:font-weight-complex="normal"/>
    </style:style>
    <style:style style:name="T56" style:family="text">
      <style:text-properties fo:font-weight="normal" officeooo:rsid="007d5640" style:font-weight-asian="normal" style:font-weight-complex="normal"/>
    </style:style>
    <style:style style:name="T57" style:family="text">
      <style:text-properties fo:font-weight="normal" officeooo:rsid="007e7cb1" style:font-weight-asian="normal" style:font-weight-complex="normal"/>
    </style:style>
    <style:style style:name="T58" style:family="text">
      <style:text-properties fo:font-weight="normal" officeooo:rsid="007f2e4b" style:font-weight-asian="normal" style:font-weight-complex="normal"/>
    </style:style>
    <style:style style:name="T59" style:family="text">
      <style:text-properties fo:font-weight="normal" officeooo:rsid="00802a38" style:font-weight-asian="normal" style:font-weight-complex="normal"/>
    </style:style>
    <style:style style:name="T60" style:family="text">
      <style:text-properties fo:font-weight="normal" officeooo:rsid="00820c39" style:font-weight-asian="normal" style:font-weight-complex="normal"/>
    </style:style>
    <style:style style:name="T61" style:family="text">
      <style:text-properties fo:font-weight="normal" officeooo:rsid="008374a3" style:font-weight-asian="normal" style:font-weight-complex="normal"/>
    </style:style>
    <style:style style:name="T62" style:family="text">
      <style:text-properties fo:font-weight="normal" officeooo:rsid="0086649e" style:font-weight-asian="normal" style:font-weight-complex="normal"/>
    </style:style>
    <style:style style:name="T63" style:family="text">
      <style:text-properties fo:font-weight="normal" officeooo:rsid="00894366" style:font-weight-asian="normal" style:font-weight-complex="normal"/>
    </style:style>
    <style:style style:name="T64" style:family="text">
      <style:text-properties fo:font-weight="normal" officeooo:rsid="008b280c" style:font-weight-asian="normal" style:font-weight-complex="normal"/>
    </style:style>
    <style:style style:name="T65" style:family="text">
      <style:text-properties fo:font-weight="normal" officeooo:rsid="008be3ea" style:font-weight-asian="normal" style:font-weight-complex="normal"/>
    </style:style>
    <style:style style:name="T66" style:family="text">
      <style:text-properties fo:font-weight="normal" officeooo:rsid="00912c4b" style:font-weight-asian="normal" style:font-weight-complex="normal"/>
    </style:style>
    <style:style style:name="T67" style:family="text">
      <style:text-properties fo:font-weight="normal" officeooo:rsid="0096a268" style:font-weight-asian="normal" style:font-weight-complex="normal"/>
    </style:style>
    <style:style style:name="T68" style:family="text">
      <style:text-properties fo:font-weight="normal" officeooo:rsid="00a2c6fb" style:font-weight-asian="normal" style:font-weight-complex="normal"/>
    </style:style>
    <style:style style:name="T69" style:family="text">
      <style:text-properties fo:font-weight="normal" officeooo:rsid="00a5271b" style:font-weight-asian="normal" style:font-weight-complex="normal"/>
    </style:style>
    <style:style style:name="T70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b280c" style:font-weight-asian="normal" style:font-weight-complex="normal"/>
    </style:style>
    <style:style style:name="T71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e61a5" style:font-weight-asian="normal" style:font-weight-complex="normal"/>
    </style:style>
    <style:style style:name="T72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f6450" style:font-weight-asian="normal" style:font-weight-complex="normal"/>
    </style:style>
    <style:style style:name="T73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d8811" style:font-weight-asian="normal" style:font-weight-complex="normal"/>
    </style:style>
    <style:style style:name="T74" style:family="text">
      <style:text-properties style:text-line-through-style="solid" style:text-line-through-type="single" fo:font-weight="normal" style:font-weight-asian="normal" style:font-weight-complex="normal"/>
    </style:style>
    <style:style style:name="T75" style:family="text">
      <style:text-properties style:text-line-through-style="solid" style:text-line-through-type="single" fo:font-weight="normal" officeooo:rsid="00912c4b" style:font-weight-asian="normal" style:font-weight-complex="normal"/>
    </style:style>
    <style:style style:name="T76" style:family="text">
      <style:text-properties style:text-line-through-style="solid" style:text-line-through-type="single" fo:font-weight="normal" officeooo:rsid="009192f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48">Wörterbuch halbieren (nur noch männliche und weibliche Form<text:span text:style-name="T1">) </text:span><text:span text:style-name="T5">Done!</text:span><text:span text:style-name="T26">remove numbers und remove punctuation zsmfassen </text:span><text:span text:style-name="T6">Done!</text:span><text:span text:style-name="T27">sollte ich nochmal xgboost und nn testen </text:span><text:span text:style-name="T2">und linear</text:span><text:span text:style-name="T27">? </text:span><text:span text:style-name="T19">Ja</text:span></text:p>
      <text:p text:style-name="P48"><text:span text:style-name="T28">Caching wieder einbauen? </text:span><text:span text:style-name="T3">Für data augmentation? </text:span><text:span text:style-name="T4">Dauert sonst ganz schön lang?<text:line-break/></text:span><text:span text:style-name="T22">Caching ja oder nein? Auch über random seeds hinweg? Greift bei 2 modelle, 3 randomseeds, </text:span><text:span text:style-name="T23">lohnt nicht!</text:span></text:p>
      <text:p text:style-name="P47">Nehme ich wieder grid search? <text:span text:style-name="T20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8">die zusatzdaten nur wenn ich selbstständige = ohne habe, also nur bei der Hälfte der Experimente!</text:p>
      <text:p text:style-name="P8"/>
      <text:p text:style-name="P9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7">2 lowercasing</text:p>
      <text:p text:style-name="P2">2 num_<text:span text:style-name="T7">punc</text:span></text:p>
      <text:p text:style-name="P2">3 randomseeds <text:span text:style-name="T21">18 20 30</text:span></text:p>
      <text:p text:style-name="P28"><text:span text:style-name="T14">32</text:span><text:span text:style-name="T11">*3 </text:span><text:span text:style-name="T12">= </text:span><text:span text:style-name="T14">96 </text:span><text:span text:style-name="T12">runs</text:span></text:p>
      <text:p text:style-name="P49"/>
      <text:p text:style-name="P11"/>
      <text:p text:style-name="P19">Selbstständige = ohne, <text:span text:style-name="T10">oesch8</text:span></text:p>
      <text:p text:style-name="P21">2 modelle</text:p>
      <text:p text:style-name="P3">2 keyboard</text:p>
      <text:p text:style-name="P3"><text:span text:style-name="T34">(</text:span>2 zusatzdaten<text:span text:style-name="T34">)</text:span></text:p>
      <text:p text:style-name="P3">2 stopwords</text:p>
      <text:p text:style-name="P17">2 lowercasing</text:p>
      <text:p text:style-name="P5">2 num_<text:span text:style-name="T7">punc</text:span></text:p>
      <text:p text:style-name="P3">3 randomseeds?</text:p>
      <text:p text:style-name="P30"><text:span text:style-name="T18">32 *4 = 96 (</text:span><text:span text:style-name="T17">64</text:span><text:span text:style-name="T13">*3 = </text:span><text:span text:style-name="T17">192 </text:span><text:span text:style-name="T13"><text:s/>runs</text:span><text:span text:style-name="T18">)</text:span></text:p>
      <text:p text:style-name="P11"/>
      <text:p text:style-name="P10">Selbständige = nur, <text:span text:style-name="T10">oesch=16</text:span></text:p>
      <text:p text:style-name="P6"/>
      <text:p text:style-name="P23">2 modelle</text:p>
      <text:p text:style-name="P6">2 keyboard</text:p>
      <text:p text:style-name="P6">2 stopwords</text:p>
      <text:p text:style-name="P18">2 lowercasing</text:p>
      <text:p text:style-name="P6">2 num_<text:span text:style-name="T7">punc</text:span></text:p>
      <text:p text:style-name="P6">3 randomseeds<text:span text:style-name="T21">18 20 30</text:span></text:p>
      <text:p text:style-name="P13"><text:soft-page-break/><text:span text:style-name="T29">32</text:span>*3 <text:span text:style-name="T25">= </text:span><text:span text:style-name="T29">96</text:span><text:span text:style-name="T25">runs</text:span></text:p>
      <text:p text:style-name="P22"/>
      <text:p text:style-name="P13"/>
      <text:p text:style-name="P20">Selbstständige = ohne, <text:span text:style-name="T10">oesch16</text:span></text:p>
      <text:p text:style-name="P26">(2 zusatzdaten)</text:p>
      <text:p text:style-name="P24">2 modelle</text:p>
      <text:p text:style-name="P4">2 keyboard</text:p>
      <text:p text:style-name="P4">2 stopwords</text:p>
      <text:p text:style-name="P17">2 lowercasing</text:p>
      <text:p text:style-name="P5">2 num_<text:span text:style-name="T7">punc</text:span></text:p>
      <text:p text:style-name="P4">3 randomseeds</text:p>
      <text:p text:style-name="P12"><text:span text:style-name="T24">32</text:span><text:span text:style-name="T9">*3 = </text:span><text:span text:style-name="T24">96</text:span><text:span text:style-name="T9"> runs </text:span><text:span text:style-name="T35">(144 da ich zusatzdaten nicht mehr mit xgboost getestet habe)</text:span></text:p>
      <text:p text:style-name="P11"/>
      <text:p text:style-name="P29"><text:span text:style-name="T15">336</text:span><text:span text:style-name="T16"> runs in total!</text:span></text:p>
      <text:p text:style-name="P14"/>
      <text:p text:style-name="P15">Selbstständige als bonus nehmen</text:p>
      <text:p text:style-name="P16">Hauptaugenmerk auf selbstständige = ohne</text:p>
      <text:p text:style-name="P25">anfangen mit Oesch16</text:p>
      <text:p text:style-name="P25"/>
      <text:p text:style-name="P7"><text:span text:style-name="T30">Die </text:span><text:span text:style-name="T32">fasttext </text:span>zusatzdaten <text:span text:style-name="T30">nehme ich raus, die sind bei oesch8 ohne insgesamt schlecht </text:span><text:span text:style-name="T31">(also für nn und noch stärker für xgboost) und bei oesch16 ohne bei nn auch schlecht!!</text:span></text:p>
      <text:p text:style-name="P7"/>
      <text:p text:style-name="P42">Das bedeutet ich habe dann 96 runs für jedes Modell mit genau den gleichen Parametern, insgesamt <text:s/>384 Durchgänge.</text:p>
      <text:p text:style-name="P42">Damit kann ich <text:span text:style-name="T33">alle 4 modelle zusammenführen indem ich sie einmal runterlade und dann wieder hochlade (kann ich schonmal bauen). <text:s/></text:span><text:span text:style-name="T36">Indem ich sie verschiebe in ein neues projekt</text:span></text:p>
      <text:p text:style-name="P42"/>
      <text:p text:style-name="P43">Damit kann ich ein insgesamtes feature importance score basteln.</text:p>
      <text:p text:style-name="P44">Davon erwarte ich:</text:p>
      <text:p text:style-name="P44">keyboard augmentation = True</text:p>
      <text:p text:style-name="P44">fasttext modell = nn</text:p>
      <text:p text:style-name="P45">lowercase = ?</text:p>
      <text:p text:style-name="P45">remove_stopwords = ?</text:p>
      <text:p text:style-name="P45">remove_num_punc = ?</text:p>
      <text:p text:style-name="P46">Nein!! Niemals feature importance von verschieden datensätzen und klassifikationsproblemen mixen</text:p>
      <text:p text:style-name="P31"/>
      <text:p text:style-name="P32">Wann benutze ich averaging???</text:p>
      <text:p text:style-name="P32"/>
      <text:p text:style-name="P33">Ich sollte für jedes der 4 Modelle die Daten herunterladen und dann averagen und wieder hochladen.</text:p>
      <text:p text:style-name="P33"/>
      <text:p text:style-name="P33">Dann sollte ich die analyse machen</text:p>
      <text:p text:style-name="P33">und dann sollte ich erst die top 3 setttings nehmen um darauf das combi Modell zu trainieren!!!</text:p>
      <text:p text:style-name="P33"/>
      <text:p text:style-name="P34">ich muss fasttext_zusatzdaten als parameter entfernen</text:p>
      <text:p text:style-name="P27"/>
      <text:p text:style-name="P35">Was gibt es jetzt noch zu tun?</text:p>
      <text:p text:style-name="P35">Ich habe für jedes Modell jeweils einen zusätzlichen Run laufen lassen.</text:p>
      <text:p text:style-name="P36"><text:soft-page-break/>Diesen muss ich groupedby alle<text:span text:style-name="T45">n parametern(also über die random seeds geaveraged) runterladen </text:span><text:span text:style-name="T47">(darauf achten dass ich die richtigen columns habe)</text:span><text:span text:style-name="T45"> </text:span><text:span text:style-name="T46">und dann den jupyter notebooks zum plotten hinzufügen</text:span></text:p>
      <text:p text:style-name="P50">dann kann ich die finale Analyse und Bewertung der runs vorhnehmen</text:p>
      <text:p text:style-name="P50"/>
      <text:p text:style-name="P38"><text:span text:style-name="T48">Als nächstes muss ich noch die Tabellen erstellen mit </text:span><text:span text:style-name="T49">accuracy, </text:span><text:span text:style-name="T48">percentage labelled, model, setup, cutoff point</text:span></text:p>
      <text:p text:style-name="P51">was genau will ich darstellen? Ich will, dass der anwender schauen kann welche accuracy er braucht, welches modell was liefern kann bei wieviel prozent gelabelten daten</text:p>
      <text:p text:style-name="P52">man muss ja auch cutoff punkt finden</text:p>
      <text:p text:style-name="P52"/>
      <text:p text:style-name="P39"><text:span text:style-name="T48">ich kann auch eine 2. tabelle erstellen mit percentage labelled und dann accuracies und cutoff points, </text:span><text:span text:style-name="T50">kommt eig aufs gleiche hinaus, nur wo es genauer ist… aber da ich eh nie genau sein kann muss ich wahrscheinlich ranges nehmen…</text:span></text:p>
      <text:p text:style-name="P53"/>
      <text:p text:style-name="P40"><text:span text:style-name="T50">I</text:span><text:span text:style-name="T48">st aber schon leicht unterschiedlich, das sind unterschiedliche richtungen wo ich zum nächsten cutoff punkt laufe! Und die sind zum teil echt weit auseinander</text:span></text:p>
      <text:p text:style-name="P51"/>
      <text:p text:style-name="P54">Insgesamt ist es bis 75% labelled echt sinnvoll, da kurve sehr steil ist, danach flacht es ab, unterschied zwischen Datensätzen: kleiner datensatz: sehr steil am Anfang, dann sehr flach, großer Datensatz gleichmäßig</text:p>
      <text:p text:style-name="P51"/>
      <text:p text:style-name="P51"/>
      <text:p text:style-name="P37">Ideen zur Darstellung der Ergebnisse:</text:p>
      <text:p text:style-name="P55"/>
      <text:p text:style-name="P41"><text:span text:style-name="T48">Insgesamt immer nach Datensatz gehen, und dann immer für Oesch8 und Oesch16 parallel die Ergebnisse zeigen, </text:span><text:span text:style-name="T51">wobei oesch16 wichtiger ist und davon ausgegangen werden sollte</text:span></text:p>
      <text:p text:style-name="P56"/>
      <text:p text:style-name="P57">Immer zuerst den großen Datensatz zeigen, danach den kleinen</text:p>
      <text:p text:style-name="P57"/>
      <text:p text:style-name="P58">Generell:</text:p>
      <text:list xml:id="list2982850562" text:style-name="L1">
        <text:list-item>
          <text:p text:style-name="P93"><text:span text:style-name="T38">entscheiden welche metrik ich nehme!!!!!!! </text:span><text:span text:style-name="T39">Das ist sehr wichtig für alle weiteren Schritte! </text:span><text:span text:style-name="T44">Balanced accuracy</text:span></text:p>
          <text:list>
            <text:list-item>
              <text:p text:style-name="P94"><text:span text:style-name="T39">F</text:span><text:span text:style-name="T37">ür meta und fasttext modell nehme ich balanced </text:span><text:span text:style-name="T44">a</text:span><text:span text:style-name="T37">ccuracy, </text:span><text:span text:style-name="T44">d</text:span><text:span text:style-name="T40">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1">
        <text:list-item>
          <text:p text:style-name="P60">Einzeln Meta model, FastText model und combi model auswerten, jeweils:</text:p>
        </text:list-item>
      </text:list>
      <text:list xml:id="list2639558980" text:style-name="L2">
        <text:list-item>
          <text:p text:style-name="P59">Parameter Importance figures zeigen</text:p>
        </text:list-item>
        <text:list-item>
          <text:p text:style-name="P61">der reihe nach durch die parameter durch gehen</text:p>
          <text:list>
            <text:list-item>
              <text:p text:style-name="P62">immer beschreiben wie der parameter ist, und was das bedeutet</text:p>
            </text:list-item>
            <text:list-item>
              <text:p text:style-name="P62">gemeinsamkeiten und unterschiede zwischen oesch8 und oesch16 aufzeigen</text:p>
            </text:list-item>
            <text:list-item>
              <text:p text:style-name="P63">Empfehlung geben wie man einstellungen machen sollte</text:p>
            </text:list-item>
          </text:list>
        </text:list-item>
        <text:list-item>
          <text:p text:style-name="P59">Best results zeigen</text:p>
          <text:list>
            <text:list-item>
              <text:p text:style-name="P64">Für beide Datensätze unterschiedlich, erst großer, dann kleiner</text:p>
            </text:list-item>
            <text:list-item>
              <text:p text:style-name="P65">Jeweils für Oesch 8 und Oesch 16 parallel, mit Fokus auf Oesch 16</text:p>
            </text:list-item>
            <text:list-item>
              <text:p text:style-name="P65">hier die original results nehmen, nicht die averaged results</text:p>
            </text:list-item>
            <text:list-item>
              <text:p text:style-name="P66"><text:span text:style-name="T48">jeweils von den besten runs die </text:span><text:span text:style-name="T52">confusion matrix zeigen</text:span></text:p>
            </text:list-item>
            <text:list-item>
              <text:p text:style-name="P67"><text:span text:style-name="T48">analysieren von bestem run wie gut die einzelnen Klassen </text:span><text:span text:style-name="T53">klassifiziert werden!</text:span></text:p>
            </text:list-item>
          </text:list>
        </text:list-item>
      </text:list>
      <text:p text:style-name="P68"><text:span text:style-name="T53"/></text:p>
      <text:p text:style-name="P68"><text:span text:style-name="T53"/></text:p>
      <text:p text:style-name="P69"><text:span text:style-name="T53">I</text:span><text:span text:style-name="T48">deen für discussion:</text:span></text:p>
      <text:p text:style-name="P70"><text:soft-page-break/><text:span text:style-name="T48">Data augmentation </text:span><text:span text:style-name="T54">analysieren: groupby data augmentation, difference in performance for keyboardaug = true vs keyboard = false, mean, std, listen?</text:span></text:p>
      <text:p text:style-name="P70"><text:span text:style-name="T54"/></text:p>
      <text:p text:style-name="P71"><text:span text:style-name="T54">K</text:span><text:span text:style-name="T48">önnte ich theroetisch auch mit anderen Parametern tun, sollte ich das?</text:span></text:p>
      <text:p text:style-name="P71"><text:span text:style-name="T48"/></text:p>
      <text:p text:style-name="P72"><text:span text:style-name="T48">Average results nehmen überall! </text:span><text:span text:style-name="T55">Dafür muss ich combi results nochmal ausspielen, durch den averager jagen und wieder einlesen</text:span></text:p>
      <text:p text:style-name="P73"><text:span text:style-name="T55">D</text:span><text:span text:style-name="T48">as geht allerdings nur schlecht für die confidence ergebnisse! </text:span><text:span text:style-name="T56">Oder?</text:span></text:p>
      <text:p text:style-name="P73"><text:span text:style-name="T56"/></text:p>
      <text:p text:style-name="P74"><text:span text:style-name="T56">W</text:span><text:span text:style-name="T48">as genau will ich mit best results zeigen? </text:span><text:span text:style-name="T59">Vllt Qualitative insights?</text:span></text:p>
      <text:list xml:id="list3954226504" text:style-name="L3">
        <text:list-item>
          <text:p text:style-name="P76"><text:span text:style-name="T48">Ich kann die confusion plots zeigen </text:span><text:span text:style-name="T58">(geht nicht mit average)</text:span></text:p>
        </text:list-item>
        <text:list-item>
          <text:p text:style-name="P76"><text:span text:style-name="T57">ich kann zeigen wie die einzelnen klassen unterschiedliche accuracies haben </text:span><text:span text:style-name="T58">(geht nicht so richtig mit average, evtl schon)</text:span></text:p>
        </text:list-item>
        <text:list-item>
          <text:p text:style-name="P76"><text:span text:style-name="T48">ich kann zeigen </text:span><text:span text:style-name="T57">wie es sich verhält über die k runs hinweg, also wie stabil die acc ist </text:span><text:span text:style-name="T58">(geht nicht über average)</text:span></text:p>
        </text:list-item>
      </text:list>
      <text:p text:style-name="P75"><text:span text:style-name="T58"/></text:p>
      <text:p text:style-name="P77"><text:span text:style-name="T58">M</text:span><text:span text:style-name="T48">acht es Sinn, </text:span><text:span text:style-name="T60">die results in quantitative and qualitative results zu gruppieren?</text:span></text:p>
      <text:p text:style-name="P79"><text:span text:style-name="T60">Q</text:span><text:span text:style-name="T48">uantitativ wäre alles immer nur geaveraged</text:span></text:p>
      <text:p text:style-name="P78"><text:span text:style-name="T48">Dann würden feature importance values, die parallel chart plots und so in quantitative kommen, außerdem die geaverageden results </text:span><text:span text:style-name="T61">von den besten performances</text:span></text:p>
      <text:p text:style-name="P78"><text:span text:style-name="T61"/></text:p>
      <text:p text:style-name="P79"><text:span text:style-name="T48">Dann habe ich andererseits die qualitativen results, diese erlauben randomness!</text:span></text:p>
      <text:p text:style-name="P79"><text:span text:style-name="T48">darein kommen die confusion plots, zeigen wie die einzelnen klassen verteilt sind, wie stabil die solution ist über die k runs hinweg (also mehr randomness erlauben), </text:span><text:span text:style-name="T62">confusion matrix von bestem result nehmen</text:span></text:p>
      <text:p text:style-name="P80"><text:span text:style-name="T48">hier die plots vom combi modell reinpacken</text:span></text:p>
      <text:p text:style-name="P80"><text:span text:style-name="T48"/></text:p>
      <text:p text:style-name="P81"><text:span text:style-name="T48">Plan:</text:span></text:p>
      <text:list xml:id="list24229933" text:style-name="L4">
        <text:list-item>
          <text:p text:style-name="P82"><text:span text:style-name="T48">erst quantitativ fertig schreiben </text:span><text:span text:style-name="T63">für meta und fasttext </text:span><text:span text:style-name="T48">(nicht mehr so viel: meta überarbeiten, best configurations und average accuracy</text:span><text:span text:style-name="T74"> </text:span><text:span text:style-name="T75">das lieber in qualitativ rein, oder?</text:span><text:span text:style-name="T66"> </text:span><text:span text:style-name="T75">Weil ich dann gleich </text:span><text:span text:style-name="T76">auch std mit angeben kann</text:span><text:span text:style-name="T74">)</text:span></text:p>
        </text:list-item>
        <text:list-item>
          <text:p text:style-name="P82"><text:span text:style-name="T48">plots erstellen jeweils für das beste Ergebnis </text:span><text:span text:style-name="T63">für alle 4 modelle </text:span></text:p>
          <text:list>
            <text:list-item>
              <text:p text:style-name="P96"><text:span text:style-name="T41">w</text:span><text:span text:style-name="T42">elches der beste run ist von crossvalidation, und wie stark unterschiedlich das ist zwischen den einzelnen k runs, </text:span><text:span text:style-name="T43">ist als columns abgespeichert </text:span><text:span text:style-name="T71">fasttext run 0.fasttext validation balanced acc, </text:span><text:span text:style-name="T73">nehme ich hier </text:span><text:span text:style-name="T72">balanced acc? Oder normale?</text:span></text:p>
            </text:list-item>
            <text:list-item>
              <text:p text:style-name="P95"><text:span text:style-name="T41">wie gut unterschiedliche klassen </text:span><text:span text:style-name="T42">on average bei dem run </text:span><text:span text:style-name="T41">klassifiziert werden, das ist als </text:span><text:span text:style-name="T70">val report average.9.f1-score</text:span><text:span text:style-name="T64"> abgespeichert</text:span></text:p>
            </text:list-item>
            <text:list-item>
              <text:p text:style-name="P96"><text:span text:style-name="T64">außerdem </text:span><text:span text:style-name="T65">für den besten der k runs</text:span><text:span text:style-name="T64"> normalized confusion matrizen </text:span><text:span text:style-name="T65">zeigen, diese zeigt klassenverteilung für den einzelnen run</text:span></text:p>
            </text:list-item>
          </text:list>
        </text:list-item>
        <text:list-item>
          <text:p text:style-name="P98"><text:span text:style-name="T65">W</text:span><text:span text:style-name="T48">enn ich fertig bin mit ft und meta dann die combi model results schreiben</text:span></text:p>
        </text:list-item>
        <text:list-item>
          <text:p text:style-name="P97"><text:span text:style-name="T65">A</text:span><text:span text:style-name="T48">ußerdem combi model analyse mit den plots</text:span></text:p>
        </text:list-item>
      </text:list>
      <text:p text:style-name="P81"><text:span text:style-name="T48"/></text:p>
      <text:p text:style-name="P81"><text:span text:style-name="T48"/></text:p>
      <text:p text:style-name="P83"><text:span text:style-name="T48">Sollte ich in quantitativ summary auch beste und schlechteste average results angeben? </text:span><text:span text:style-name="T67">Und die Spanne dazwischen, um zu zeigen wieviel Verbesserung Optimierung herausgeholt hat?</text:span></text:p>
      <text:p text:style-name="P84"><text:span text:style-name="T67">J</text:span><text:span text:style-name="T48">eweils für 4 datasets bzw tasks</text:span></text:p>
      <text:p text:style-name="P85"><text:span text:style-name="T67">R</text:span><text:span text:style-name="T48">eicht es, nur best und worst performance anzugeben? Oder auch das konkrete setup dazu?</text:span></text:p>
      <text:p text:style-name="P85"><text:span text:style-name="T48">Vllt als spalten oesch&amp;dataset | best | worst | difference</text:span></text:p>
      <text:p text:style-name="P86"><text:span text:style-name="T48">und nur falls das setup von den recommendations abweicht das setup angeben?</text:span></text:p>
      <text:p text:style-name="P86"><text:span text:style-name="T48"/></text:p>
      <text:p text:style-name="P87"><text:span text:style-name="T48"/></text:p>
      <text:p text:style-name="P87"><text:soft-page-break/><text:span text:style-name="T48">Mats meinte, ich sollte das on average beste setup nochmal auf allen Trainingsdaten trainieren lassen und auf dem test datensatz evaluieren und da dann die qualitative Analyse machen…</text:span></text:p>
      <text:p text:style-name="P87"><text:span text:style-name="T48"/></text:p>
      <text:p text:style-name="P88"><text:span text:style-name="T48">Was wäre hier mein Test Datensatz? Hätte ich den von Welle 2 und 4 könnte ich den als Test Datensatz nehmen…</text:span></text:p>
      <text:p text:style-name="P88"><text:span text:style-name="T48"/></text:p>
      <text:p text:style-name="P89"><text:span text:style-name="T48">Der Trainingdatensatz würde 10% größer werden, weil ich ja alle Daten verwenden würde…</text:span></text:p>
      <text:p text:style-name="P90"><text:span text:style-name="T48">Der Test datensatz müsste erst noch generiert werden</text:span></text:p>
      <text:p text:style-name="P90"><text:span text:style-name="T48"/></text:p>
      <text:p text:style-name="P90"><text:span text:style-name="T48">Dort würde ich dann die absolute performance messen und die qualitativen Analysen </text:span><text:span text:style-name="T68">wie die klassen verteilt sind, hier sollte ich auch confidences loggen von ft und meta modell</text:span></text:p>
      <text:p text:style-name="P90"><text:span text:style-name="T68"/></text:p>
      <text:p text:style-name="P91"><text:span text:style-name="T68">I</text:span><text:span text:style-name="T48">ch müsste 4 meta modelle trainieren, das dauert nicht lang</text:span></text:p>
      <text:p text:style-name="P91"><text:span text:style-name="T48">außerdem 4 ft modelle, dass könnte eine weile dauern, aber mit 3 pcs ist das in maximal 4h machbar</text:span></text:p>
      <text:p text:style-name="P91"><text:span text:style-name="T48"/></text:p>
      <text:p text:style-name="P92"><text:span text:style-name="T48">Wo bekomme ich test daten her?</text:span></text:p>
      <text:p text:style-name="P92"><text:span text:style-name="T48">Könnte ich sonst einfach besten run aus bestem modell nehmen? Ist das cherry picking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25T09:26:13.239000000</dc:date>
    <meta:editing-duration>P10DT5H42M1S</meta:editing-duration>
    <meta:editing-cycles>151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133" meta:word-count="1350" meta:character-count="8480" meta:non-whitespace-character-count="7283"/>
  </office:meta>
</office:document-meta>
</file>